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8000001EB560F50B5.png" manifest:media-type="image/png"/>
  <manifest:file-entry manifest:full-path="Pictures/100000000000038C00000218896E5D2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4pt" fo:language="ru" fo:country="RU" fo:font-style="normal" fo:font-weight="normal" officeooo:rsid="000fb4a3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fo:language="ru" fo:country="RU" fo:font-style="normal" fo:font-weight="normal" officeooo:rsid="000fb4a3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Объект2" text:anchor-type="char" svg:x="0.071cm" svg:y="-1.894cm" svg:width="15.266cm" svg:height="8.78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2" draw:name="Изображение2" text:anchor-type="char" svg:x="0.182cm" svg:y="-0.176cm" svg:width="14.609cm" svg:height="8.221cm" draw:z-index="2"><draw:image xlink:href="Pictures/1000000000000368000001EB560F50B5.png" xlink:type="simple" xlink:show="embed" xlink:actuate="onLoad" draw:mime-type="image/png"/></draw:frame></text:p>
      <text:p text:style-name="P2"><draw:frame draw:style-name="fr2" draw:name="Изображение1" text:anchor-type="char" svg:x="0.392cm" svg:y="8.978cm" svg:width="14.328cm" svg:height="8.454cm" draw:z-index="1"><draw:image xlink:href="Pictures/100000000000038C00000218896E5D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0:26:28.110195300</meta:creation-date>
    <dc:date>2025-09-21T18:02:10.405592500</dc:date>
    <meta:editing-duration>PT29M26S</meta:editing-duration>
    <meta:editing-cycles>3</meta:editing-cycles>
    <meta:generator>LibreOffice/25.8.1.1$Windows_X86_64 LibreOffice_project/54047653041915e595ad4e45cccea684809c77b5</meta:generator>
    <meta:document-statistic meta:table-count="0" meta:image-count="2" meta:object-count="1" meta:page-count="1" meta:paragraph-count="0" meta:word-count="0" meta:character-count="0" meta:non-whitespace-character-count="0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66cm" svg:height="8.789cm" xlink:href="." xlink:type="simple" chart:class="chart:bar" chart:style-name="ch1">
        <chart:plot-area chart:style-name="ch2" svg:x="-0.07cm" svg:y="0.328cm" svg:width="14.681cm" svg:height="8.454cm">
          <chart:coordinate-region svg:x="0.573cm" svg:y="0.523cm" svg:width="14.038cm" svg:height="7.62cm"/>
          <chart:axis chart:dimension="x" chart:name="primary-x" chart:style-name="ch3" chartooo:axis-type="text"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7" chart:label-cell-address="local-table.$B$1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